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paragraph-rsid="000ca44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0ca440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FreeSans" officeooo:rsid="00149f25" officeooo:paragraph-rsid="00149f25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size-complex="11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0ca440"/>
    </style:style>
    <style:style style:name="P14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18b470" officeooo:paragraph-rsid="0018b47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FreeSans" officeooo:rsid="0018b470" officeooo:paragraph-rsid="0018b470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dministradora de sistemas do Facebook vai falar sobre a relação da TI com as mulheres</text:p>
      <text:p text:style-name="P1"/>
      <text:p text:style-name="P1"><text:s/></text:p>
      <text:p text:style-name="P15">Fernanda Weiden vai palestrar no Fórum Internacional Software Livre (FISL), que ocorre de 7 a 10 de maio na PUCRS</text:p>
      <text:p text:style-name="P15"></text:p>
      <text:p text:style-name="P15"></text:p>
      <text:p text:style-name="P15">A palestra intitulada de "10 tips on developing and deploying large scale systems", busca incentivar as mulheres no desenvolvimento e implantação de sistemas de larga escala, tentando incentivar as mesmas, a se apropriar dos mecanismos tecnológicos disponíveis e de como o facebook trabalha com software livre.</text:p>
      <text:p text:style-name="P15"></text:p>
      <text:p text:style-name="P15">Administradora de sistemas e Engenheira de Tráfego no Facebook. Fernanda G. Weiden (BRA/EUA), trabalha com infraestrutura de grande escala, atualmente nos EUA no time de Production Engineering do Facebook, que é responsável por caching e segurança. Anteriormente, Fernanda trabalhou no Google na Suíça, e na IBM em São Paulo. Participante da comunidade Software Livre desde 2002, foi uma das organizadoras do FISL (Fórum Internacional Software Livre) por vários anos e entre 2009 e 2011 foi vice-presidente da Free Software Foundation Europe. Ela será uma das palestrantes da edição do Fórum Internacional Software Livre (FISL) de 2014, que ocorre de 7 a 10 de maio no Centro de Eventos da PUCRS.</text:p>
      <text:p text:style-name="P15"></text:p>
      <text:p text:style-name="P15">A palestra de Fernanda G. Weiden ocorre no dia 7 de maio, às 14h, na sala 40T, no Centro de Eventos da PUCRS. Outras informações do FISL podem ser obtidas através do site www.fisl.org.br.</text:p>
      <text:p text:style-name="P3"/>
      <text:p text:style-name="P3">O FISL ocorre de 7 a 10 de maio no Centro de Eventos da PUCRS, localizado na Avenida Ipiranga, n° 6681. A programação completa, outras informações e inscrições podem ser obtidos no site <text:a xlink:type="simple" xlink:href="http://www.fisl.org.br/">www.fisl.org.br</text:a>. </text:p>
      <text:p text:style-name="P2"/>
      <text:p text:style-name="P7"/>
      <text:p text:style-name="P7"/>
      <text:p text:style-name="P7"/>
      <text:p text:style-name="P7">Sobre o FISL </text:p>
      <text:p text:style-name="P6"/>
      <text:p text:style-name="P6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6"/>
      <text:p text:style-name="P7">Assessoria de Imprensa </text:p>
      <text:p text:style-name="P6">Fones: (51) 3361.6016 / (51) 8536.0690 / (51) 8536.0691 </text:p>
      <text:p text:style-name="P6">E-mail: <text:s/>playpress@playpress.com.br</text:p>
      <text:p text:style-name="P6"/>
      <text:p text:style-name="P6">Redação: Mariana da Rosa </text:p>
      <text:p text:style-name="P6">Coordenação: Marcelo Matusiak</text:p>
      <text:p text:style-name="P5"/>
      <text:p text:style-name="P8">Material promocional do FISL e logotipo em alta resolução e vetorial:</text:p>
      <text:p text:style-name="P12"><text:a xlink:type="simple" xlink:href="http://comunicacao.softwarelivre.org/fisl15"><text:span text:style-name="T2">http://comunicacao.softwarelivre.org/fisl15</text:span></text:a></text:p>
      <text:p text:style-name="P10"/>
      <text:p text:style-name="P9">Fotos em alta resolução da última edição do FISL:</text:p>
      <text:p text:style-name="P13"><text:a xlink:type="simple" xlink:href="https://www.flickr.com/photos/fisl14"><text:span text:style-name="T1">https://www.flickr.com/photos/fisl14</text:span>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Paulo Santana</dc:creator>
    <meta:editing-cycles>12</meta:editing-cycles>
    <meta:creation-date>2014-04-30T13:37:00</meta:creation-date>
    <dc:date>2014-05-06T10:02:51.284938306</dc:date>
    <meta:editing-duration>PT21M54S</meta:editing-duration>
    <meta:generator>LibreOffice/4.1.3.2$Linux_x86 LibreOffice_project/410m0$Build-2</meta:generator>
    <meta:document-statistic meta:table-count="0" meta:image-count="0" meta:object-count="0" meta:page-count="1" meta:paragraph-count="22" meta:word-count="363" meta:character-count="2377" meta:non-whitespace-character-count="201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